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co1" style:family="table-column">
      <style:table-column-properties fo:break-before="auto" style:column-width="0.7209in"/>
    </style:style>
    <style:style style:name="co2" style:family="table-column">
      <style:table-column-properties fo:break-before="auto" style:column-width="2.361in"/>
    </style:style>
    <style:style style:name="co3" style:family="table-column">
      <style:table-column-properties fo:break-before="auto" style:column-width="0.0854in"/>
    </style:style>
    <style:style style:name="co4" style:family="table-column">
      <style:table-column-properties fo:break-before="auto" style:column-width="0.6264in"/>
    </style:style>
    <style:style style:name="co5" style:family="table-column">
      <style:table-column-properties fo:break-before="auto" style:column-width="0.3091in"/>
    </style:style>
    <style:style style:name="co6" style:family="table-column">
      <style:table-column-properties fo:break-before="auto" style:column-width="0.3173in"/>
    </style:style>
    <style:style style:name="co7" style:family="table-column">
      <style:table-column-properties fo:break-before="auto" style:column-width="0.378in"/>
    </style:style>
    <style:style style:name="co8" style:family="table-column">
      <style:table-column-properties fo:break-before="auto" style:column-width="0.352in"/>
    </style:style>
    <style:style style:name="co9" style:family="table-column">
      <style:table-column-properties fo:break-before="auto" style:column-width="0.3256in"/>
    </style:style>
    <style:style style:name="co10" style:family="table-column">
      <style:table-column-properties fo:break-before="auto" style:column-width="0.3346in"/>
    </style:style>
    <style:style style:name="co11" style:family="table-column">
      <style:table-column-properties fo:break-before="auto" style:column-width="0.3429in"/>
    </style:style>
    <style:style style:name="co12" style:family="table-column">
      <style:table-column-properties fo:break-before="auto" style:column-width="0.3689in"/>
    </style:style>
    <style:style style:name="co13" style:family="table-column">
      <style:table-column-properties fo:break-before="auto" style:column-width="0.3in"/>
    </style:style>
    <style:style style:name="co14" style:family="table-column">
      <style:table-column-properties fo:break-before="auto" style:column-width="1.0646in"/>
    </style:style>
    <style:style style:name="co15" style:family="table-column">
      <style:table-column-properties fo:break-before="auto" style:column-width="12.0744in"/>
    </style:style>
    <style:style style:name="co16" style:family="table-column">
      <style:table-column-properties fo:break-before="auto" style:column-width="0.2835in"/>
    </style:style>
    <style:style style:name="co17" style:family="table-column">
      <style:table-column-properties fo:break-before="auto" style:column-width="9.9535in"/>
    </style:style>
    <style:style style:name="co18" style:family="table-column">
      <style:table-column-properties fo:break-before="auto" style:column-width="4.311in"/>
    </style:style>
    <style:style style:name="co19" style:family="table-column">
      <style:table-column-properties fo:break-before="auto" style:column-width="0.8925in"/>
    </style:style>
    <style:style style:name="ro1" style:family="table-row">
      <style:table-row-properties style:row-height="1.4827in" fo:break-before="auto" style:use-optimal-row-height="false"/>
    </style:style>
    <style:style style:name="ro2" style:family="table-row">
      <style:table-row-properties style:row-height="0.0854in" fo:break-before="auto" style:use-optimal-row-height="false"/>
    </style:style>
    <style:style style:name="ro3" style:family="table-row">
      <style:table-row-properties style:row-height="0.3425in" fo:break-before="auto" style:use-optimal-row-height="false"/>
    </style:style>
    <style:style style:name="ro4" style:family="table-row">
      <style:table-row-properties style:row-height="3.078in" fo:break-before="auto" style:use-optimal-row-height="true"/>
    </style:style>
    <style:style style:name="ro5" style:family="table-row">
      <style:table-row-properties style:row-height="2.2028in" fo:break-before="auto" style:use-optimal-row-height="true"/>
    </style:style>
    <style:style style:name="ro6" style:family="table-row">
      <style:table-row-properties style:row-height="0.4543in" fo:break-before="auto" style:use-optimal-row-height="true"/>
    </style:style>
    <style:style style:name="ro7" style:family="table-row">
      <style:table-row-properties style:row-height="0.6in" fo:break-before="auto" style:use-optimal-row-height="true"/>
    </style:style>
    <style:style style:name="ro8" style:family="table-row">
      <style:table-row-properties style:row-height="0.3083in" fo:break-before="auto" style:use-optimal-row-height="true"/>
    </style:style>
    <style:style style:name="ro9" style:family="table-row">
      <style:table-row-properties style:row-height="2.0571in" fo:break-before="auto" style:use-optimal-row-height="true"/>
    </style:style>
    <style:style style:name="ro10" style:family="table-row">
      <style:table-row-properties style:row-height="0.7457in" fo:break-before="auto" style:use-optimal-row-height="true"/>
    </style:style>
    <style:style style:name="ro11" style:family="table-row">
      <style:table-row-properties style:row-height="1.7661in" fo:break-before="auto" style:use-optimal-row-height="true"/>
    </style:style>
    <style:style style:name="ro12" style:family="table-row">
      <style:table-row-properties style:row-height="0.8909in" fo:break-before="auto" style:use-optimal-row-height="true"/>
    </style:style>
    <style:style style:name="ro13" style:family="table-row">
      <style:table-row-properties style:row-height="0.157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style>
    <style:style style:name="ce2" style:family="table-cell" style:parent-style-name="Heading" style:data-style-name="N100">
      <style:table-cell-properties style:rotation-angle="45"/>
      <style:paragraph-properties fo:margin-left="0in"/>
    </style:style>
    <style:style style:name="ce3" style:family="table-cell" style:parent-style-name="Default" style:data-style-name="N100">
      <style:table-cell-properties fo:background-color="#0000ff" style:text-align-source="fix" style:repeat-content="false" style:rotation-angle="45"/>
      <style:paragraph-properties fo:text-align="start" fo:margin-left="0in"/>
    </style:style>
    <style:style style:name="ce4" style:family="table-cell" style:parent-style-name="Default">
      <style:table-cell-properties style:text-align-source="fix" style:repeat-content="false"/>
      <style:paragraph-properties fo:text-align="center"/>
    </style:style>
    <style:style style:name="ce5" style:family="table-cell" style:parent-style-name="Default" style:data-style-name="N100">
      <style:table-cell-properties style:text-align-source="fix" style:repeat-content="false" style:rotation-angle="45"/>
      <style:paragraph-properties fo:text-align="start" fo:margin-left="0in"/>
    </style:style>
    <style:style style:name="ce6" style:family="table-cell" style:parent-style-name="Default">
      <style:table-cell-properties fo:background-color="#ffff00" fo:wrap-option="wrap"/>
    </style:style>
    <style:style style:name="ce7" style:family="table-cell" style:parent-style-name="Default">
      <style:table-cell-properties fo:background-color="#00ffff" fo:wrap-option="wrap"/>
    </style:style>
    <style:style style:name="ce8" style:family="table-cell" style:parent-style-name="Default">
      <style:table-cell-properties fo:background-color="#00ff00" fo:wrap-option="wrap"/>
    </style:style>
    <style:style style:name="ce9" style:family="table-cell" style:parent-style-name="Default">
      <style:table-cell-properties fo:background-color="#ffcc99" fo:wrap-option="wrap"/>
    </style:style>
    <style:style style:name="ce10" style:family="table-cell" style:parent-style-name="Default">
      <style:table-cell-properties fo:background-color="#ffff00" fo:border="0.0346in solid #000000"/>
    </style:style>
    <style:style style:name="ce11" style:family="table-cell" style:parent-style-name="Default">
      <style:table-cell-properties fo:background-color="#00ffff" fo:wrap-option="wrap" fo:border="0.0346in solid #000000"/>
      <style:text-properties style:font-name="Liberation Serif1"/>
    </style:style>
    <style:style style:name="ce12" style:family="table-cell" style:parent-style-name="Default">
      <style:table-cell-properties fo:background-color="#ffff00" fo:wrap-option="wrap" fo:border="0.0346in solid #000000"/>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line-through-mode="continuous" style:font-name-asian="DejaVu LGC Sans" style:font-size-asian="10pt" style:language-asian="zxx" style:country-asian="none" style:font-style-asian="normal" style:font-weight-asian="normal" style:font-name-complex="DejaVu LGC Sans" style:font-size-complex="10pt" style:language-complex="zxx" style:country-complex="none" style:font-style-complex="normal" style:font-weight-complex="normal" style:text-emphasize="none" style:font-relief="none"/>
    </style:style>
    <style:style style:name="ce13" style:family="table-cell" style:parent-style-name="Default">
      <style:table-cell-properties fo:background-color="#ffff00"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line-through-mode="continuous" style:font-name-asian="DejaVu LGC Sans" style:font-size-asian="10pt" style:language-asian="zxx" style:country-asian="none" style:font-style-asian="normal" style:font-weight-asian="normal" style:font-name-complex="DejaVu LGC Sans" style:font-size-complex="10pt" style:language-complex="zxx" style:country-complex="none" style:font-style-complex="normal" style:font-weight-complex="normal" style:text-emphasize="none" style:font-relief="none"/>
    </style:style>
    <style:style style:name="ce14" style:family="table-cell" style:parent-style-name="Default">
      <style:table-cell-properties fo:background-color="#00ff00"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line-through-mode="continuous" style:font-name-asian="DejaVu LGC Sans" style:font-size-asian="10pt" style:language-asian="zxx" style:country-asian="none" style:font-style-asian="normal" style:font-weight-asian="normal" style:font-name-complex="DejaVu LGC Sans" style:font-size-complex="10pt" style:language-complex="zxx" style:country-complex="none" style:font-style-complex="normal" style:font-weight-complex="normal" style:text-emphasize="none" style:font-relief="none"/>
    </style:style>
    <style:style style:name="ce15" style:family="table-cell" style:parent-style-name="Default">
      <style:table-cell-properties fo:background-color="#00ff00" fo:wrap-option="wrap" fo:border="0.0346in solid #000000"/>
      <style:text-properties style:use-window-font-color="true" style:text-outline="false" style:text-line-through-style="none" style:font-name="Liberation Serif" fo:font-size="10pt" fo:language="en" fo:country="US" fo:font-style="italic" fo:text-shadow="none" style:text-underline-style="none" fo:font-weight="normal" style:text-underline-mode="continuous" style:text-line-through-mode="continuous" style:font-name-asian="DejaVu LGC Sans" style:font-size-asian="10pt" style:language-asian="zxx" style:country-asian="none" style:font-style-asian="normal" style:font-weight-asian="normal" style:font-name-complex="DejaVu LGC Sans" style:font-size-complex="10pt" style:language-complex="zxx" style:country-complex="none" style:font-style-complex="normal" style:font-weight-complex="normal" style:text-emphasize="none" style:font-relief="none"/>
    </style:style>
    <style:style style:name="ce16" style:family="table-cell" style:parent-style-name="Default">
      <style:table-cell-properties fo:background-color="#ffcc99" fo:wrap-option="wrap" fo:border="0.0346in solid #000000"/>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line-through-mode="continuous" style:font-name-asian="DejaVu LGC Sans" style:font-size-asian="10pt" style:language-asian="zxx" style:country-asian="none" style:font-style-asian="normal" style:font-weight-asian="normal" style:font-name-complex="DejaVu LGC Sans" style:font-size-complex="10pt" style:language-complex="zxx" style:country-complex="none" style:font-style-complex="normal" style:font-weight-complex="normal" style:text-emphasize="none" style:font-relief="none"/>
    </style:style>
    <style:style style:name="ce17" style:family="table-cell" style:parent-style-name="Default">
      <style:table-cell-properties fo:background-color="#ffff00" fo:wrap-option="wrap" fo:border="0.0346in solid #000000"/>
      <style:text-properties style:use-window-font-color="true" style:text-outline="false" style:text-line-through-style="none" style:font-name="Liberation Serif" fo:font-size="10pt" fo:language="en" fo:country="US" fo:font-style="italic" fo:text-shadow="none" style:text-underline-style="none" fo:font-weight="normal" style:text-underline-mode="continuous" style:text-line-through-mode="continuous" style:font-name-asian="DejaVu LGC Sans" style:font-size-asian="10pt" style:language-asian="zxx" style:country-asian="none" style:font-style-asian="normal" style:font-weight-asian="normal" style:font-name-complex="DejaVu LGC Sans" style:font-size-complex="10pt" style:language-complex="zxx" style:country-complex="none" style:font-style-complex="normal" style:font-weight-complex="normal" style:text-emphasize="none" style:font-relief="none"/>
    </style:style>
    <style:style style:name="ce18" style:family="table-cell" style:parent-style-name="Default">
      <style:table-cell-properties fo:border="0.0346in solid #000000"/>
    </style:style>
    <style:style style:name="ce19"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bold" style:text-underline-mode="continuous" style:text-line-through-mode="continuous" style:font-name-asian="DejaVu LGC Sans" style:font-size-asian="10pt" style:language-asian="zxx" style:country-asian="none" style:font-style-asian="normal" style:font-weight-asian="normal" style:font-name-complex="DejaVu LGC Sans" style:font-size-complex="10pt" style:language-complex="zxx" style:country-complex="none" style:font-style-complex="normal" style:font-weight-complex="normal" style:text-emphasize="none" style:font-relief="none"/>
    </style:style>
    <style:style style:name="ce20" style:family="table-cell" style:parent-style-name="Default">
      <style:table-cell-properties fo:wrap-option="wrap"/>
      <style:text-properties style:font-name="Liberation Serif1" fo:font-weight="bold"/>
    </style:style>
    <style:style style:name="ce21" style:family="table-cell" style:parent-style-name="Default">
      <style:table-cell-properties style:text-align-source="fix" style:repeat-content="false"/>
      <style:paragraph-properties fo:text-align="end"/>
    </style:style>
  </office:automatic-styles>
  <office:body>
    <office:spreadsheet>
      <table:table table:name="Sheet1" table:style-name="ta1" table:print="fals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5" table:default-cell-style-name="ce4"/>
        <table:table-column table:style-name="co6" table:number-columns-repeated="4"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0" table:default-cell-style-name="ce4"/>
        <table:table-column table:style-name="co12" table:default-cell-style-name="ce4"/>
        <table:table-column table:style-name="co9" table:number-columns-repeated="2" table:default-cell-style-name="ce4"/>
        <table:table-column table:style-name="co11" table:default-cell-style-name="ce4"/>
        <table:table-column table:style-name="co9" table:default-cell-style-name="ce4"/>
        <table:table-column table:style-name="co6" table:default-cell-style-name="ce4"/>
        <table:table-column table:style-name="co13" table:default-cell-style-name="ce4"/>
        <table:table-column table:style-name="co6" table:number-columns-repeated="2" table:default-cell-style-name="ce4"/>
        <table:table-column table:style-name="co13" table:default-cell-style-name="ce4"/>
        <table:table-column table:style-name="co14" table:default-cell-style-name="ce1"/>
        <table:table-column table:style-name="co15" table:default-cell-style-name="ce18"/>
        <table:table-column table:style-name="co16" table:default-cell-style-name="Default"/>
        <table:table-column table:style-name="co17" table:default-cell-style-name="Default"/>
        <table:table-column table:style-name="co18" table:default-cell-style-name="Default"/>
        <table:table-column table:style-name="co19" table:number-columns-repeated="225" table:default-cell-style-name="Default"/>
        <table:table-row table:style-name="ro1">
          <table:table-cell table:style-name="Heading" office:value-type="string">
            <text:p>Solver</text:p>
          </table:table-cell>
          <table:table-cell table:style-name="Heading" table:number-columns-repeated="2"/>
          <table:table-cell table:style-name="Heading" office:value-type="string">
            <text:p>Octal</text:p>
          </table:table-cell>
          <table:table-cell table:style-name="Heading"/>
          <table:table-cell table:style-name="ce2" office:value-type="string">
            <text:p>Determined Eqs.</text:p>
          </table:table-cell>
          <table:table-cell table:style-name="ce2" office:value-type="string">
            <text:p>Overdetermined Eqs</text:p>
          </table:table-cell>
          <table:table-cell table:style-name="ce2" office:value-type="string">
            <text:p>Underdetermined Eqs.</text:p>
          </table:table-cell>
          <table:table-cell table:style-name="ce2" office:value-type="string">
            <text:p>Minimize</text:p>
          </table:table-cell>
          <table:table-cell table:style-name="ce2" office:value-type="string">
            <text:p>Maximize</text:p>
          </table:table-cell>
          <table:table-cell table:style-name="ce2" office:value-type="string">
            <text:p>Extremize</text:p>
          </table:table-cell>
          <table:table-cell table:style-name="ce2" office:value-type="string">
            <text:p>Only Integer Indep.</text:p>
          </table:table-cell>
          <table:table-cell table:style-name="ce2" office:value-type="string">
            <text:p>Indiv. Scaling req.</text:p>
          </table:table-cell>
          <table:table-cell table:style-name="ce2" office:value-type="string">
            <text:p>Variation Limits Req.</text:p>
          </table:table-cell>
          <table:table-cell table:style-name="ce2" office:value-type="string">
            <text:p>Const. Upper Bounds</text:p>
          </table:table-cell>
          <table:table-cell table:style-name="ce2" office:value-type="string">
            <text:p>Const. Lower Bounds</text:p>
          </table:table-cell>
          <table:table-cell table:style-name="ce2" office:value-type="string">
            <text:p>Integer Objective only</text:p>
          </table:table-cell>
          <table:table-cell table:style-name="ce2" office:value-type="string">
            <text:p>Nonlinear Objective</text:p>
          </table:table-cell>
          <table:table-cell table:style-name="ce2" office:value-type="string">
            <text:p>Linear Equalities</text:p>
          </table:table-cell>
          <table:table-cell table:style-name="ce2" office:value-type="string">
            <text:p>Nonlinear Equalities</text:p>
          </table:table-cell>
          <table:table-cell table:style-name="ce2" office:value-type="string">
            <text:p>Linear Ineqalities</text:p>
          </table:table-cell>
          <table:table-cell table:style-name="ce2" office:value-type="string">
            <text:p>Nonlinear Inequalities</text:p>
          </table:table-cell>
          <table:table-cell table:style-name="ce2" office:value-type="string">
            <text:p>Reporting Auxiliaries</text:p>
          </table:table-cell>
          <table:table-cell table:style-name="ce2" office:value-type="string">
            <text:p>Annotate Summary</text:p>
          </table:table-cell>
          <table:table-cell table:style-name="ce2" office:value-type="string">
            <text:p>Notify Solution Flag</text:p>
          </table:table-cell>
          <table:table-cell table:style-name="ce2" office:value-type="string">
            <text:p>Modify Solver Controls</text:p>
          </table:table-cell>
          <table:table-cell table:style-name="ce2" office:value-type="string">
            <text:p>Solver Type</text:p>
          </table:table-cell>
          <table:table-cell table:style-name="ce2" office:value-type="string">
            <text:p>Solver Description</text:p>
          </table:table-cell>
          <table:table-cell table:style-name="ce2"/>
          <table:table-cell table:style-name="Heading" office:value-type="string">
            <text:p>FIND Statement for this Solver</text:p>
          </table:table-cell>
          <table:table-cell table:style-name="Heading" office:value-type="string">
            <text:p>Controls</text:p>
          </table:table-cell>
          <table:table-cell table:style-name="Heading" table:number-columns-repeated="225"/>
        </table:table-row>
        <table:table-row table:style-name="ro2">
          <table:table-cell table:number-columns-repeated="5"/>
          <table:table-cell table:style-name="ce3" table:number-columns-repeated="3"/>
          <table:table-cell table:style-name="ce5" table:number-columns-repeated="3"/>
          <table:table-cell table:style-name="ce3" table:number-columns-repeated="3"/>
          <table:table-cell table:style-name="ce5" table:number-columns-repeated="3"/>
          <table:table-cell table:style-name="ce3" table:number-columns-repeated="3"/>
          <table:table-cell table:style-name="ce5" table:number-columns-repeated="3"/>
          <table:table-cell table:style-name="ce3" table:number-columns-repeated="3"/>
          <table:table-cell table:style-name="ce5" table:number-columns-repeated="3"/>
          <table:table-cell table:number-columns-repeated="227"/>
        </table:table-row>
        <table:table-row table:style-name="ro3">
          <table:table-cell office:value-type="string">
            <text:p>Adam</text:p>
          </table:table-cell>
          <table:table-cell table:number-columns-repeated="4"/>
          <table:table-cell table:style-name="Default" table:number-columns-repeated="21"/>
          <table:table-cell table:style-name="ce6" office:value-type="string">
            <text:p>Constrained Optimizer</text:p>
          </table:table-cell>
          <table:table-cell table:style-name="ce10"/>
          <table:table-cell/>
          <table:table-cell table:style-name="ce19" office:value-type="string">
            <text:p>FIND unknowns IN model BY ADAM {(controller)} {{WITH|AND} LOWER floor} {{WITH|AND} UPPER ceiling} {REPORTING auxiliaries}{{WITH} FLAG signal} {HOLDING inequalities} {MATCHING equalities} TO MINIMIZE|MAXIMIZE objective</text:p>
          </table:table-cell>
          <table:table-cell table:number-columns-repeated="226"/>
        </table:table-row>
        <table:table-row table:style-name="ro4">
          <table:table-cell office:value-type="string">
            <text:p>Ajax</text:p>
          </table:table-cell>
          <table:table-cell office:value-type="string">
            <text:p>Newton-Gauss Universal Correlator</text:p>
          </table:table-cell>
          <table:table-cell/>
          <table:table-cell office:value-type="float" office:value="7006317">
            <text:p>7006317</text:p>
          </table:table-cell>
          <table:table-cell/>
          <table:table-cell table:number-columns-repeated="3" office:value-type="float" office:value="1">
            <text:p>1</text:p>
          </table:table-cell>
          <table:table-cell table:number-columns-repeated="6"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number-columns-repeated="4" office:value-type="float" office:value="1">
            <text:p>1</text:p>
          </table:table-cell>
          <table:table-cell table:style-name="ce7" office:value-type="string">
            <text:p>Universal Correlator</text:p>
          </table:table-cell>
          <table:table-cell table:style-name="ce11" office:value-type="string">
            <text:p>AJAX is a universal correlation or root solver, meaning that it co-relates or matches quantities called equality constraints (usually posed as differences) <text:s/>by finding the root values of their unknown independent variables that drive the constrained differences (representing both sides of equations) to zero. As a result AJAX solves simultaneous nonlinear or linear algebraic equation systems or singular implicit or transcendental equations by successive approximation of the unknowns. The model procedure is executed iteratively until the constraints are matched to zero within a specified tolerance. <text:s/>During each iteration of this process, the approximation of the unknowns vector is computed according to the "damped" Newton formula employing the inverse of the Jacobian matrix (whose columns are the gradient vectors of the constraints) evaluated during the previous Newton iteration, to forecast a step change in the unknowns vector. This step change is then reduced by a dampling factor, and subiterations are taken in the Newton direction using the damped step, finding the nearest approach to the zeros of the constraints in that direction. Thus if the function is locally non-quadratic, causing the undamped Newton method to oscillate, damping will compensate for it. <text:s/>AJAX will solve systems of equations which fall within any of the three classes of simultaneous equations (1) Determined systems - equal number of equations and unknowns, (2) Overdetermined systems - more equations than unknowns, and (3) Underdetermined systems - fewer equations than unknowns. <text:s/>For determined systems, the Newton formula employs the true inverse of the square Jacobian matrix. In the actual computation of AJAX, the inverse is not determined, per se, rather its equivalent combined form is computed by a process known as sequential orthogonalization. The net effect is the same as if the inverse were determined, but is more efficient. <text:s/>If the equations have more than one solution, as is usually true of nonlinear equations, the particular solution obtained will be the one nearest to the initial approximation of the unknowns (the values of these variables upon initial execution of the model procedure). <text:s/>For overdetermined systems, no true solution exists. However, AJAX assumes that the greater number of equations represent redundant approximations to the equations and solves the system by the method of least squares. Again, the particular solution obtained will be the one nearest to the initial approximation. In this case, the matrix employed is the pseudo-inverse of the Jacobian matrix. This matrix which has all of the relevant properties of a true inverse when used in place of a true inverse, even though the Jacobian matrix is singular or nonsquare, and its true inverse does not exist. <text:s/>This matrix which has all of the relevant properties of a true inverse when used in place of a true inverse, even though the Jacobian matrix is singular or nonsquare, and its true inverse does not exist. <text:s/>For underdetermined systems, the number of equations is fewer than the number of independent variables. The equivalent situation can also occur in determined (square) systems if the equations are unstable (ill-conditioned). <text:s/>Loosely stated, a system of equations is numerically unstable if small changes in the coefficients of the equations produce large changes in the solution. <text:s/>Apparent changes in coefficient values could arise due to the precision of matrix inversion. In either case, underdetermined or ill-conditioned, an infinite number of solutions exist. However, by minimizing the Euclidean norm (sum of squares of the risidual deviations from zero) of the unknowns, AJAX will find one of a finite number of smallest least squares solutions to the nonlinear equations. <text:s/>The particular solution obtained will be the one nearest to the initial approximation of the unknowns. In this case this case, the matrix used in the Newton formula is the pseudo-inverse of the Jacobian matrix. In essence the underdetermined case is a minimization problem in which the Eucledian norm is the objective function to be minimized. In the case where the equations to be solved are linear, there is only one solution for each of the determined, overdetermined, or underdetermined/ill-conditioned cases. <text:s/>The linear solution is achieved in a single execution of the model by AJAX</text:p>
          </table:table-cell>
          <table:table-cell/>
          <table:table-cell table:style-name="ce20" office:value-type="string">
            <text:p>FIND unknowns IN model BY AJAX {(controller)} {{WITH} LOWER{S} floor} {{WITH|AND} UPPER{S} ceiling} {REPORTING auxiliaries}{WITH <text:s/>FLAG signal } TO MATCH constraints</text:p>
          </table:table-cell>
          <table:table-cell office:value-type="string">
            <text:p><text:a xlink:href="http://metacalculus.net/man/CorrelationControls#AJAX_CTL">http://metacalculus.net/man/CorrelationControls#AJAX_CTL</text:a></text:p>
          </table:table-cell>
          <table:table-cell table:number-columns-repeated="225"/>
        </table:table-row>
        <table:table-row table:style-name="ro5">
          <table:table-cell office:value-type="string">
            <text:p>Apollo</text:p>
          </table:table-cell>
          <table:table-cell office:value-type="string">
            <text:p>SUMT-FR-DFP-BFGS (Gradients)</text:p>
          </table:table-cell>
          <table:table-cell/>
          <table:table-cell office:value-type="float" office:value="606777">
            <text:p>606777</text:p>
          </table:table-cell>
          <table:table-cell/>
          <table:table-cell table:number-columns-repeated="3" office:value-type="float" office:value="0">
            <text:p>0</text:p>
          </table:table-cell>
          <table:table-cell table:number-columns-repeated="2"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9" office:value-type="float" office:value="1">
            <text:p>1</text:p>
          </table:table-cell>
          <table:table-cell table:style-name="ce6" office:value-type="string">
            <text:p>Constrained Optimizer</text:p>
          </table:table-cell>
          <table:table-cell table:style-name="ce12" office:value-type="string">
            <text:p>APOLLO applies the sequential unconstrained minimization technique, the same "grand strategy" as ZEUS and JOVE, with optional variations in strategy, optimization method, and vector searching. The strategy variations include: The exterior penalty function method: Fox, R. L.: "Optimization Methods for Engineering Design," Addison-Wesley, 1971; The linear-extended penalty function method: Kavlie, D., and Moe, J.: "Automated Design of Frame Structures," ASCE Journal of Structural Div., Vol. ST1, Jan. 1971, pp. 33-62; Cassis, J. H.: "Optimum Design of Structures Subjected to Dynamic Loads." Ph.D. Thesis, University of California, Los Angeles, 1974; Cassis, J. H., and Schmit, L. A.: "On Implementation of the Extended Interior Penalty Function." International Journal of Numerical Methods in Engineering, Vol. 10, No. 1, 1976, pp. 3-23; The quadratic extended interior penalty function method: Haftka, R. T., and Starnes, J. H., Jr.: "Application of a Quadratic Extended Interior Penalty Function for Structural Optimization." AIAA Journal, Vol. 14, June 1976, pp. 718-724; Prasad, B., and Haftda, R. T.: "Optimum Structural Design with Plate Finite Elements." ASCE Journal of Structural Div., Vol. ST11, Nov. 1979, pp. 2367-2382; The cubic extended interior penalty function method: Prasad, B.: "A Class of Generalized Variable Penalty Methods for Nonlinear Programming." Journal of Optimization Theory and Applications, Vol. 35, No. 2, Oct. 1981, pp. 159-182. The optimizer variations include: The Fletcher-Reeves conjugate gradient algorithm for unconstrained minimization: Fletcher, R., and Reeves, C. M.: "Function Minimization by Conjugate Gradients." Computer J., Vol. 7, No. 2, 1964, pp. 149-154; The Davidon-Fletcher-Powell (DFP) variable-metric method for unconstrained minimization: Davidon, W. C.: "Variable Metric Method for Minimization," Argone National Laboratory, ANL-5990 Rev., University of Chicago, 1959; Fletcher, R. and Powell, M. J. D., "A Rapidly Convergent Method for Minimization," Computer Journal, Vol. 6, No. 2, 1963, pp. 163-168; The Broydon-Fletcher-Goldfarb-Shanno (BFGS) variable metric method for unconstrained minimization: Broydon, C. G., "The Convergence of a Class of Double Rank Minimization Algorithms," Parts I and II, J. Inst. Maths. Applns., Vol. 6, 1970, pp. 76-90 and 222-231; Fletcher, R., "A New Approach to Variable Metric Algorithms," Computer Journal, Vol. 13, 1970, pp. 317-322. Goldfarb, D., "A Family of Variable Metric Methods Derived by Variational Means," Maths. Comput., Vol. 24, 1970, pp. 23-36; Shanno, D. F., "Conditional of Quasi-Newton Methods for Function Minimization," Maths. Comput., Vol. 24, 1970, pp. 647-656. The variations in vector search methods include: The Golden Section Method, The Golden Section method followed by polynomial interpolation, Bounded polynomial interpolation, Unbounded polynomial interpolation.</text:p>
          </table:table-cell>
          <table:table-cell/>
          <table:table-cell table:style-name="ce19" office:value-type="string">
            <text:p>FIND unknowns IN model BY APOLLO {(controller)} {{WITH|AND} LOWER floor} {{WITH|AND} UPPER ceiling} {REPORTING auxiliaries}{{WITH} FLAG signal} {HOLDING inequalities} {MATCHING equalities} TO MINIMIZE|MAXIMIZE objective</text:p>
          </table:table-cell>
          <table:table-cell office:value-type="string">
            <text:p><text:a xlink:href="http://www.metacalculus.net/man/FCMANC7.html#APOLLO_CTL">http://www.metacalculus.net/man/FCMANC7.html#APOLLO_CTL</text:a></text:p>
          </table:table-cell>
          <table:table-cell table:number-columns-repeated="225"/>
        </table:table-row>
        <table:table-row table:style-name="ro6">
          <table:table-cell office:value-type="string">
            <text:p>Argus</text:p>
          </table:table-cell>
          <table:table-cell office:value-type="string">
            <text:p>Sequential Convex Programming (G)</text:p>
          </table:table-cell>
          <table:table-cell/>
          <table:table-cell office:value-type="float" office:value="606777">
            <text:p>606777</text:p>
          </table:table-cell>
          <table:table-cell/>
          <table:table-cell table:number-columns-repeated="3" office:value-type="float" office:value="0">
            <text:p>0</text:p>
          </table:table-cell>
          <table:table-cell table:number-columns-repeated="2"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9" office:value-type="float" office:value="1">
            <text:p>1</text:p>
          </table:table-cell>
          <table:table-cell table:style-name="ce6" office:value-type="string">
            <text:p>Constrained Optimizer</text:p>
          </table:table-cell>
          <table:table-cell table:style-name="ce12" office:value-type="string">
            <text:p>ARGUS applies the method of Sequential Convex Programming (SCP): Fleury, C. &amp; Braibant, V.: "Structural Optimization, A New Dual Method Using Mixed Variables", Int'l Journal for Numerical Methods in Engineering, Vol 23, pp. 409-428, 1986. It provides optional selection of two optimizers and four vector search algorithms. The optimizer options are the same as for ODIN, and the vector search options are the same as for APOLLO.</text:p>
          </table:table-cell>
          <table:table-cell/>
          <table:table-cell table:style-name="ce19" office:value-type="string">
            <text:p>FIND unknowns IN model BY ARGUS {(controller)} {{WITH|AND} LOWER floor} {{WITH|AND} UPPER ceiling} {REPORTING auxiliaries}{{WITH} FLAG signal} {HOLDING inequalities} {MATCHING equalities} TO MINIMIZE|MAXIMIZE objective</text:p>
          </table:table-cell>
          <table:table-cell office:value-type="string">
            <text:p><text:a xlink:href="http://www.metacalculus.net/man/FCMANC7.html#ARGUS_CTL">http://www.metacalculus.net/man/FCMANC7.html#ARGUS_CTL</text:a></text:p>
          </table:table-cell>
          <table:table-cell table:number-columns-repeated="225"/>
        </table:table-row>
        <table:table-row table:style-name="ro7">
          <table:table-cell office:value-type="string">
            <text:p>Atlas</text:p>
          </table:table-cell>
          <table:table-cell office:value-type="string">
            <text:p>Augmented Lagrange Multipliers <text:s/>(G)</text:p>
          </table:table-cell>
          <table:table-cell/>
          <table:table-cell office:value-type="float" office:value="606777">
            <text:p>606777</text:p>
          </table:table-cell>
          <table:table-cell/>
          <table:table-cell table:number-columns-repeated="3" office:value-type="float" office:value="0">
            <text:p>0</text:p>
          </table:table-cell>
          <table:table-cell table:number-columns-repeated="2"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9" office:value-type="float" office:value="1">
            <text:p>1</text:p>
          </table:table-cell>
          <table:table-cell table:style-name="ce6" office:value-type="string">
            <text:p>Constrained Optimizer</text:p>
          </table:table-cell>
          <table:table-cell table:style-name="ce13" office:value-type="string">
            <text:p>ATLAS applies the Augmented Lagrange Multiplier strategy: Rockafellar, R. T.: "The Multiplier Method of Hestenes and Powell Applied to Convex Programming." Journal of Optimization Theory and Application, Vo. 12, No. 6, 1973, pp. 555-562; Pierre, D. A., and Lowe, M. J.: "Mathematical Programming Via Augmented Lagrangians." Applied Mathematics and Computation Series, Addison-Wesley, 1975; Powell, M. J. D.: "Algorithms for Nonlinear Constraints that Use Lagrangian Functions.": Mathematical Programming, Vol. 14, No. 2, 1978, pp. 224-248; Imai, K.: "Configuration Optimization of Trusses by the Multiplier Method." Ph.D. Thesis, University of California, Los Angeles, 1978; It has the same optimizer and vector search variations of APOLLO.</text:p>
          </table:table-cell>
          <table:table-cell/>
          <table:table-cell table:style-name="ce19" office:value-type="string">
            <text:p>FIND unknowns IN model BY ATLAS {(controller)} {{WITH|AND} LOWER floor} {{WITH|AND} UPPER ceiling} {REPORTING auxiliaries}{{WITH} FLAG signal} {HOLDING inequalities} {MATCHING equalities} TO MINIMIZE|MAXIMIZE objective</text:p>
          </table:table-cell>
          <table:table-cell office:value-type="string">
            <text:p><text:a xlink:href="http://www.metacalculus.net/man/FCMANC7.html#ATLAS_CTL">http://www.metacalculus.net/man/FCMANC7.html#ATLAS_CTL</text:a></text:p>
          </table:table-cell>
          <table:table-cell table:number-columns-repeated="225"/>
        </table:table-row>
        <table:table-row table:style-name="ro6">
          <table:table-cell office:value-type="string">
            <text:p>Ceres</text:p>
          </table:table-cell>
          <table:table-cell office:value-type="string">
            <text:p>Modified Feasible Directions (G)</text:p>
          </table:table-cell>
          <table:table-cell/>
          <table:table-cell office:value-type="float" office:value="606777">
            <text:p>606777</text:p>
          </table:table-cell>
          <table:table-cell/>
          <table:table-cell table:number-columns-repeated="3" office:value-type="float" office:value="0">
            <text:p>0</text:p>
          </table:table-cell>
          <table:table-cell table:number-columns-repeated="2"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9" office:value-type="float" office:value="1">
            <text:p>1</text:p>
          </table:table-cell>
          <table:table-cell table:style-name="ce6" office:value-type="string">
            <text:p>Constrained Optimizer</text:p>
          </table:table-cell>
          <table:table-cell table:style-name="ce12" office:value-type="string">
            <text:p>DEMETER and CERES are constrained optimizers that are normally applied under strategic control of ODIN, HELIOS, or CRONUS, but may be applied to constrained optimization problems directly without higher strategies. CERES applies the Modified Method of Feasible Directions (MMFD): Vanderplaats, G. N., "A Robust Feasible Directions Algorithm for Design Synthesis," Proc. AIAA/ASME/ASCE/AHS 24th Structures, Structural Dynamics and Materials Conference, Lake Tahoe, Nevada, May 2-4, 1983. The variations in vector search methods are the same as for APOLLO.</text:p>
          </table:table-cell>
          <table:table-cell/>
          <table:table-cell table:style-name="ce19" office:value-type="string">
            <text:p>FIND unknowns IN model BY CERES {(controller)} {{WITH|AND} LOWER floor} {{WITH|AND} UPPER ceiling} {REPORTING auxiliaries}{{WITH} FLAG signal} {HOLDING inequalities} {MATCHING equalities} TO MINIMIZE|MAXIMIZE objective</text:p>
          </table:table-cell>
          <table:table-cell office:value-type="string">
            <text:p><text:a xlink:href="http://www.metacalculus.net/man/FCMANC7.html#CERES_CTL">http://www.metacalculus.net/man/FCMANC7.html#CERES_CTL</text:a></text:p>
          </table:table-cell>
          <table:table-cell table:number-columns-repeated="225"/>
        </table:table-row>
        <table:table-row table:style-name="ro6">
          <table:table-cell office:value-type="string">
            <text:p>Cronus</text:p>
          </table:table-cell>
          <table:table-cell office:value-type="string">
            <text:p>Sequential Quadratic Programming (G)</text:p>
          </table:table-cell>
          <table:table-cell/>
          <table:table-cell office:value-type="float" office:value="606777">
            <text:p>606777</text:p>
          </table:table-cell>
          <table:table-cell/>
          <table:table-cell table:number-columns-repeated="3" office:value-type="float" office:value="0">
            <text:p>0</text:p>
          </table:table-cell>
          <table:table-cell table:number-columns-repeated="2"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9" office:value-type="float" office:value="1">
            <text:p>1</text:p>
          </table:table-cell>
          <table:table-cell table:style-name="ce6" office:value-type="string">
            <text:p>Constrained Optimizer</text:p>
          </table:table-cell>
          <table:table-cell table:style-name="ce12" office:value-type="string">
            <text:p>CRONUS applies the method of Sequential Quadratic Programming (SQP): Powell, M. J. D.: "An Efficient Method for Finding the Minimum of a Function of Several Variables without Calculating Derivatives." Computer J., 7 (4), 1964, pp. 303-307; Powell, M. J. D.: "A Fast Algorithm for Nonlinearly Constrained Optimization Calculations." Report DAMTP77/NA2, University of Cambridge, England, 1977. It provides optional selection of two optimizers and four vector search algorithms. The optimizer options are the same as for ODIN, and the vector search options are the same as for APOLO.</text:p>
          </table:table-cell>
          <table:table-cell/>
          <table:table-cell table:style-name="ce19" office:value-type="string">
            <text:p>FIND unknowns IN model BY CRONUS {(controller)} {{WITH|AND} LOWER floor} {{WITH|AND} UPPER ceiling} {REPORTING auxiliaries}{{WITH} FLAG signal} {HOLDING inequalities} {MATCHING equalities} TO MINIMIZE|MAXIMIZE objective</text:p>
          </table:table-cell>
          <table:table-cell office:value-type="string">
            <text:p><text:a xlink:href="http://www.metacalculus.net/man/FCMANC7.html#CRONUS_CTL">http://www.metacalculus.net/man/FCMANC7.html#CRONUS_CTL</text:a></text:p>
          </table:table-cell>
          <table:table-cell table:number-columns-repeated="225"/>
        </table:table-row>
        <table:table-row table:style-name="ro7">
          <table:table-cell office:value-type="string">
            <text:p>Demeter</text:p>
          </table:table-cell>
          <table:table-cell office:value-type="string">
            <text:p>Feasible Directions (G)</text:p>
          </table:table-cell>
          <table:table-cell/>
          <table:table-cell office:value-type="float" office:value="606777">
            <text:p>606777</text:p>
          </table:table-cell>
          <table:table-cell/>
          <table:table-cell table:number-columns-repeated="3" office:value-type="float" office:value="0">
            <text:p>0</text:p>
          </table:table-cell>
          <table:table-cell table:number-columns-repeated="2"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9" office:value-type="float" office:value="1">
            <text:p>1</text:p>
          </table:table-cell>
          <table:table-cell table:style-name="ce6" office:value-type="string">
            <text:p>Constrained Optimizer</text:p>
          </table:table-cell>
          <table:table-cell table:style-name="ce12" office:value-type="string">
            <text:p>DEMETER and CERES are constrained optimizers that are normally applied under strategic control of ODIN, HELIOS, or CRONUS, but may be applied to constrained optimization problems directly without higher strategies. DEMETER applies the Method of Feasible Directions (MFD): Zoutendijk, M., "Methods of Feasible Directions," Elsevier Publishing Co., Amsterdam, 1960; Vanderplaats, G. N. and Moses, F., "Structural Optimization by Methods of Feasible Directions," Journal of Computers and Structures, Vol. 3, Pergamon Press, July 1973, pp. 739-755. The variations in vector search methods are the same as for APOLLO.</text:p>
          </table:table-cell>
          <table:table-cell/>
          <table:table-cell table:style-name="ce19" office:value-type="string">
            <text:p>FIND unknowns IN model BY DEMETER {(controller)} {{WITH|AND} LOWER floor} {{WITH|AND} UPPER ceiling} {REPORTING auxiliaries}{{WITH} FLAG signal} {HOLDING inequalities} {MATCHING equalities} TO MINIMIZE|MAXIMIZE objective</text:p>
          </table:table-cell>
          <table:table-cell office:value-type="string">
            <text:p><text:a xlink:href="http://www.metacalculus.net/man/FCMANC7.html#DEMETER_CTL">http://www.metacalculus.net/man/FCMANC7.html#DEMETER_CTL</text:a></text:p>
          </table:table-cell>
          <table:table-cell table:number-columns-repeated="225"/>
        </table:table-row>
        <table:table-row table:style-name="ro8">
          <table:table-cell office:value-type="string">
            <text:p>Diana</text:p>
          </table:table-cell>
          <table:table-cell table:style-name="ce1" office:value-type="string">
            <text:p>DFP – Davidon-Fletcher-Powell – Variable Metric Method</text:p>
          </table:table-cell>
          <table:table-cell/>
          <table:table-cell office:value-type="float" office:value="606417">
            <text:p>606417</text:p>
          </table:table-cell>
          <table:table-cell/>
          <table:table-cell table:number-columns-repeated="3" office:value-type="float" office:value="0">
            <text:p>0</text:p>
          </table:table-cell>
          <table:table-cell table:number-columns-repeated="2"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4" office:value-type="float" office:value="1">
            <text:p>1</text:p>
          </table:table-cell>
          <table:table-cell table:style-name="ce8" office:value-type="string">
            <text:p>Unconstrainted Optimizer</text:p>
          </table:table-cell>
          <table:table-cell table:style-name="ce14" office:value-type="string">
            <text:p>DIANA applies the Davidon-Fletcher-Powell (DFP) variable metric method for unconstrained minimization: Davidon, W. C.: "Variable Metric Method for Minimization," Argone National Laboratory, ANL-5990 Rev., University of Chicago, 1959; Fletcher, R. and Powell, M. J. D., "A Rapidly Convergent Method for Minimization," Computer Journal, Vol. 6, </text:p>
          </table:table-cell>
          <table:table-cell/>
          <table:table-cell table:style-name="ce19" office:value-type="string">
            <text:p>FIND unknowns IN model BY DIANA {( controller)} {WITH|AND} LOWER floor} {WITH|AND} UPPER ceiling} {REPORTING auxiliaries} {WITH FLAG signal} TO MINIMIZE|MAXIMIZE objective</text:p>
          </table:table-cell>
          <table:table-cell office:value-type="string">
            <text:p><text:a xlink:href="http://metacalculus.net/man/UnconstrainedControls#DIANA_CTL">http://metacalculus.net/man/UnconstrainedControls#DIANA_CTL</text:a></text:p>
          </table:table-cell>
          <table:table-cell table:number-columns-repeated="225"/>
        </table:table-row>
        <table:table-row table:style-name="ro8">
          <table:table-cell office:value-type="string">
            <text:p>Helios</text:p>
          </table:table-cell>
          <table:table-cell office:value-type="string">
            <text:p>Method of Centers (G)</text:p>
          </table:table-cell>
          <table:table-cell/>
          <table:table-cell office:value-type="float" office:value="606777">
            <text:p>606777</text:p>
          </table:table-cell>
          <table:table-cell/>
          <table:table-cell table:number-columns-repeated="3" office:value-type="float" office:value="0">
            <text:p>0</text:p>
          </table:table-cell>
          <table:table-cell table:number-columns-repeated="2"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9" office:value-type="float" office:value="1">
            <text:p>1</text:p>
          </table:table-cell>
          <table:table-cell table:style-name="ce6" office:value-type="string">
            <text:p>Constrained Optimizer</text:p>
          </table:table-cell>
          <table:table-cell table:style-name="ce12" office:value-type="string">
            <text:p>HELIOS applies the Method of Centers or Method of Inscribed Hyperspheres:Baldur, R.: "Structural Optimization by Inscribed Hyperspheres." Journal of Engineering Mechanics, ASCE, Vol. 98, No. EM3, June 1972, pp. 503-508. It provides optional selection of two optimizers and four vector search algorithms. The optimizer options are the same as for ODIN, and the vector search options are the same as for APOLLO.</text:p>
          </table:table-cell>
          <table:table-cell/>
          <table:table-cell table:style-name="ce19" office:value-type="string">
            <text:p>FIND unknowns IN model BY HELIOS {(controller)} {{WITH|AND} LOWER floor} {{WITH|AND} UPPER ceiling} {REPORTING auxiliaries}{{WITH} FLAG signal} {HOLDING inequalities} {MATCHING equalities} TO MINIMIZE|MAXIMIZE objective</text:p>
          </table:table-cell>
          <table:table-cell office:value-type="string">
            <text:p><text:a xlink:href="http://www.metacalculus.net/man/FCMANC7.html#HELIOS_CTL">http://www.metacalculus.net/man/FCMANC7.html#HELIOS_CTL</text:a></text:p>
          </table:table-cell>
          <table:table-cell table:number-columns-repeated="225"/>
        </table:table-row>
        <table:table-row table:style-name="ro9">
          <table:table-cell office:value-type="string">
            <text:p>Hera</text:p>
          </table:table-cell>
          <table:table-cell table:number-columns-repeated="2"/>
          <table:table-cell office:value-type="float" office:value="700417">
            <text:p>700417</text:p>
          </table:table-cell>
          <table:table-cell/>
          <table:table-cell table:number-columns-repeated="3" office:value-type="float" office:value="0">
            <text:p>0</text:p>
          </table:table-cell>
          <table:table-cell table:number-columns-repeated="3" office:value-type="float" office:value="1">
            <text:p>1</text:p>
          </table:table-cell>
          <table:table-cell table:number-columns-repeated="6"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4" office:value-type="float" office:value="1">
            <text:p>1</text:p>
          </table:table-cell>
          <table:table-cell table:style-name="ce8" office:value-type="string">
            <text:p>Unconstrainted Optimizer</text:p>
          </table:table-cell>
          <table:table-cell table:style-name="ce15" office:value-type="string">
            <text:p>HERA is an advanced version of Newton's second-order gradient method with special logic to recognize and avoid unwanted extrema during its search algorithm. The Newton procedure for unconstrained optimization employs a recurrence relation in which an n-dimensional unknowns vector is successively approximated using the Hessian (second partials derivative) matrix and the gradient vector of the objective. In the usual interpretation of this process, the recurrence relation is used to locate the zeros of the gradient vector, thus satisfying the necessary conditions for a local extremum. Another interpretation, one that is easier to visualize, is that Newton's method approximates the objective function at each step by a quadratic function computed by a second order Taylor series. The step change in the unknowns vector is exactly the step required to move to the nearest local extremum of the approximating function. Newton's method has an important disadvantage in that is does not discriminate one type of extremum from another. HERA was designed to eliminate this disadvantage by computing the step direction and magnitude on the basis of the discrimination procedure as follows. First, the Hessian matrix is diagonalized by rotating the coordinate system from the independent variables of optimization to the axes of symmetry of the Taylor approximating function. Graphically this fits an elipsoid or hyperboloid tangent to the function surface at the current approximating point. The axes of symmetry of the approximating elipsoid are the eigenvectors of the Hessian matrix. The approximation of f at the point is elliptical if the second derivatives (the eigenvalues of the Hessian matrix) all have the same sign. If the eigenvalues are all positive, then the direction into the ellipse is downhill, and the second-order gradient step proceeds from the current point to the next point, the local minimum of the approximating function. This is the result obtained by Newton's method. HERA achieves the same result in a slightly different way, by vector addition of its component steps in the eigenvector direction. Discrimination would become active if HERA had been asked to seek a maximum rather than a minimum. Then the step taken from the current point must be an anti-Newton step, opposite to the one Newton's method would have selected. HERA selects the direction for each component step on the basis of the signs of the eigenvalues: a positive eigenvalue denotes a step toward a minimum and a negative eigenvalue denotes a step toward a maximum. All components must be reversed to seek a maximum of f. If all of the eigenvalues were not of the same sign (in the neighborhood of a saddle point), HERA would only reverse some of the component directions, so that the resultant step vector will avoid the unwanted saddlepoint.</text:p>
          </table:table-cell>
          <table:table-cell/>
          <table:table-cell table:style-name="ce19" office:value-type="string">
            <text:p>FIND unknowns IN modelcall BY HERA {(controller)} {REPORTING auxiliaries} {WITH|AND} LOWER floor} BOUND{S} limits} {{WITH|AND} SCALE{S} factors} {{WITH|AND} FLAG signal} TO MAXIMIZE|MINIMIZE|EXTREMIZE objective</text:p>
          </table:table-cell>
          <table:table-cell office:value-type="string">
            <text:p><text:a xlink:href="http://metacalculus.net/man/UnconstrainedControls#HERA_CTL">http://metacalculus.net/man/UnconstrainedControls#HERA_CTL</text:a></text:p>
          </table:table-cell>
          <table:table-cell table:number-columns-repeated="225"/>
        </table:table-row>
        <table:table-row table:style-name="ro10">
          <table:table-cell office:value-type="string">
            <text:p>Hercules</text:p>
          </table:table-cell>
          <table:table-cell office:value-type="string">
            <text:p>Linear-Mixed Integer Programming (G)</text:p>
          </table:table-cell>
          <table:table-cell/>
          <table:table-cell office:value-type="float" office:value="677257">
            <text:p>677257</text:p>
          </table:table-cell>
          <table:table-cell/>
          <table:table-cell table:number-columns-repeated="3"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6"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table:number-columns-repeated="4" office:value-type="float" office:value="1">
            <text:p>1</text:p>
          </table:table-cell>
          <table:table-cell table:style-name="ce9" office:value-type="string">
            <text:p>Linear, Mixed Integer Constrained Optimizer</text:p>
          </table:table-cell>
          <table:table-cell table:style-name="ce16" office:value-type="string">
            <text:p>HERCULES is a special constrained optimization solver for linear, integer, and mixed-integer problems. Unlike the general solvers it can only be applied to models, which contain linear relationships. Special capabilities of HERCULES include: Integer and Mixed Integer Programming - any or all of the independent variables may be restricted to integer values, and in fact, even to a limited subset of the integers. Discrete Objectives - The objective function may be limited to integral values. Zero-one Programming - The special case of integer programming in which all variables take on only the values zero and one can be handled. The classical assignment problem is a case in point. Restart Feature - A checkpoint may be requested on any premature termination. The problem may then be completed from this point without repeating previous calculations. Problem Size Control - Several techniques are used to permit very large problems to be solved. There is no predefined limit on the number of variables or equations.</text:p>
          </table:table-cell>
          <table:table-cell/>
          <table:table-cell table:style-name="ce19" office:value-type="string">
            <text:p>FIND unknowns IN model BY HERCULES{(controller)} {HOLDING inequalities} {MATCHING equalities} {{WITH} UPPERS ceiling} {{WITH|AND} DISCRETES steps} {{WITH|AND} FLAG signal} TO MINIMIZE|MAXIMIZE objective</text:p>
          </table:table-cell>
          <table:table-cell office:value-type="string">
            <text:p><text:a xlink:href="http://www.metacalculus.net/man/FCMANC7.html#HERCULES_CTL">http://www.metacalculus.net/man/FCMANC7.html#HERCULES_CTL</text:a></text:p>
          </table:table-cell>
          <table:table-cell table:number-columns-repeated="225"/>
        </table:table-row>
        <table:table-row table:style-name="ro6">
          <table:table-cell office:value-type="string">
            <text:p>Jove</text:p>
          </table:table-cell>
          <table:table-cell office:value-type="string">
            <text:p>SUMT-Newton (Hessians)</text:p>
          </table:table-cell>
          <table:table-cell/>
          <table:table-cell office:value-type="float" office:value="606777">
            <text:p>606777</text:p>
          </table:table-cell>
          <table:table-cell/>
          <table:table-cell table:number-columns-repeated="3" office:value-type="float" office:value="0">
            <text:p>0</text:p>
          </table:table-cell>
          <table:table-cell table:number-columns-repeated="2"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9" office:value-type="float" office:value="1">
            <text:p>1</text:p>
          </table:table-cell>
          <table:table-cell table:style-name="ce6" office:value-type="string">
            <text:p>Constrained Optimizer</text:p>
          </table:table-cell>
          <table:table-cell table:style-name="ce17" office:value-type="string">
            <text:p>The solver JOVE is a sequential unconstrained optimization technique. The theoretical basis for this technique is thoroughly treated in Nonlinear Programming: Sequential Unconstrained Minimization Techniques, Fiacco, A.V. and McCormick, G.P. (Wiley 1968). In this method, a new objective function is constructed from the original one by adding penalty functions involving the constraints. Then this augmented objective is optimized by an unconstrained optimization technique.</text:p>
          </table:table-cell>
          <table:table-cell/>
          <table:table-cell table:style-name="ce19" office:value-type="string">
            <text:p>FIND unknowns IN model BY JOVE {(controller)} {WITH|AND} LOWER floor} {WITH|AND} UPPER ceiling} {REPORTING auxiliaries} {WITH FLAG signal} {HOLDING inequalities} {MATCHING equalities} TO MINIMIZE|MAXIMIZE objective </text:p>
          </table:table-cell>
          <table:table-cell office:value-type="string">
            <text:p><text:a xlink:href="http://www.metacalculus.net/man/FCMANC7.html#JOVE_CTL">http://www.metacalculus.net/man/FCMANC7.html#JOVE_CTL</text:a></text:p>
          </table:table-cell>
          <table:table-cell table:number-columns-repeated="225"/>
        </table:table-row>
        <table:table-row table:style-name="ro6">
          <table:table-cell office:value-type="string">
            <text:p>Jupiter</text:p>
          </table:table-cell>
          <table:table-cell table:style-name="ce1" office:value-type="string">
            <text:p>Moving Exterior Truncations Penalty Function Method</text:p>
          </table:table-cell>
          <table:table-cell/>
          <table:table-cell office:value-type="float" office:value="606777">
            <text:p>606777</text:p>
          </table:table-cell>
          <table:table-cell/>
          <table:table-cell table:number-columns-repeated="3" office:value-type="float" office:value="0">
            <text:p>0</text:p>
          </table:table-cell>
          <table:table-cell table:number-columns-repeated="2"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9" office:value-type="float" office:value="1">
            <text:p>1</text:p>
          </table:table-cell>
          <table:table-cell table:style-name="ce6" office:value-type="string">
            <text:p>Constrained Optimizer</text:p>
          </table:table-cell>
          <table:table-cell table:style-name="ce12" office:value-type="string">
            <text:p>JUPITER is based upon an algorithm called COMET, contributed by Professor D. M. Himmelblau, and documented by R.L. Staha, Dept. of Chemical Engineering, the University of Texas at Austin. IT may be applied to solve either constrained or unconstrained optimization problems, and trial usage has shown it to be generally superior in speed, accuracy, and memory requirements to any of the previously described solvers. For unconstrained problems, the solution technique is the Davidon-Fletcher-Powell (DFP) variable-metric method. This is a first order method, i.e., one requiring only first partial derivatives in</text:p>
          </table:table-cell>
          <table:table-cell/>
          <table:table-cell table:style-name="ce19" office:value-type="string">
            <text:p>FIND unknowns IN model BY JUPITER{(controller)} {{WITH|AND} LOWER floor}{{WITH|AND} UPPER ceiling} {REPORTING auxiliaries} {WITH FLAG signal} {{AND} HOLDING inequalities}{{AND} MATCHING equalities} TO MINIMIZE|MAXIMIZE objective</text:p>
          </table:table-cell>
          <table:table-cell office:value-type="string">
            <text:p><text:a xlink:href="http://www.metacalculus.net/man/FCMANC7.html#JUPITER_CTL">http://www.metacalculus.net/man/FCMANC7.html#JUPITER_CTL</text:a></text:p>
          </table:table-cell>
          <table:table-cell table:number-columns-repeated="225"/>
        </table:table-row>
        <table:table-row table:style-name="ro11">
          <table:table-cell office:value-type="string">
            <text:p>Mars</text:p>
          </table:table-cell>
          <table:table-cell office:value-type="string">
            <text:p>Newton-Householder Universal Correlator</text:p>
          </table:table-cell>
          <table:table-cell/>
          <table:table-cell office:value-type="float" office:value="7006317">
            <text:p>7006317</text:p>
          </table:table-cell>
          <table:table-cell/>
          <table:table-cell table:number-columns-repeated="3" office:value-type="float" office:value="1">
            <text:p>1</text:p>
          </table:table-cell>
          <table:table-cell table:number-columns-repeated="6"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number-columns-repeated="4" office:value-type="float" office:value="1">
            <text:p>1</text:p>
          </table:table-cell>
          <table:table-cell table:style-name="ce7" office:value-type="string">
            <text:p>Universal Correlator</text:p>
          </table:table-cell>
          <table:table-cell table:style-name="ce11" office:value-type="string">
            <text:p>MARS provides an alternative to AJAX for problems involving the solution of systems of algebraic equations. Both AJAX and MARS employ a damped Newton iterative scheme and hence both automatically invoke the evaluation of first partial derivatives in the calculus model. <text:s/>The range of application of the two solvers is roughly identical. <text:s text:c="2"/>Both are suitable for under-, over-, and exactly-determined problems and both may be used when ill-conditioning of singularities reduce the rank of the problem. <text:s/>The principal distinction arises in the very common area of overdetermined systems, examples of which include regression analysis, parameter estimation, and process identification, or more generally, least-squares optimization. <text:s/>AJAX addresses such problems by forming the normal equations and then solving the resulting square system by taking the pseudo-inverse through an orthogonalization method. <text:s/>Conversely, MARS directly solves the rectangular system by a QR-decomposition technique employing householder elementary transformations. <text:s/>This method involves rather more computation than AJAX, although there is a compensating increase in precision. <text:s/>The major benefits of MARS are twofold. <text:s/>First, it is a more stable computational scheme and is less impacted by the errors arising in large and/or poorly scaled problems. More importantly, it is far less subject to difficulty when the problem is ill-conditioned. Since the condition number of the normal system is the square of that of the basic problem, overdetermined systems are often ill-conditioned when the method of AJAX is used. Another area of advantage to MARS involves boundary value problems (simulation nested withing AJAX/MARS correlation) in which the equations are very sensitive to the boundary conditions. <text:s/>The FIND statements for MARS and AJAX are identical and both employ the same control variables. <text:s/>A point to note in using MARS is that the influence of control variable TAU is somewhat different from the case of AJAX due to their different algorithms. Effectively, MARS takes a less conservative view of computational error, as is consistent with its relative stability. <text:s/>Thus, for the same value of TAU, MARS may converge more rapidly than AJAX but with a larger solution norm. <text:s/>When necessary, tighter solutions may be obtained by reducing DELTA and/or TAU. For overdetermined systems, <text:s/>control variable ZERO has little influence since constraint convergence is rarely possible.</text:p>
          </table:table-cell>
          <table:table-cell/>
          <table:table-cell table:style-name="ce20" office:value-type="string">
            <text:p>FIND unknowns IN model BY AJAX {(controller)} {{WITH} LOWER{S} floor} {{WITH|AND} UPPER{S} ceiling} {REPORTING auxiliaries}{WITH <text:s/>FLAG signal } TO MATCH constraints</text:p>
          </table:table-cell>
          <table:table-cell office:value-type="string">
            <text:p><text:a xlink:href="http://metacalculus.net/man/CorrelationControls#MARS_CTL">http://metacalculus.net/man/CorrelationControls#MARS_CTL</text:a></text:p>
          </table:table-cell>
          <table:table-cell table:number-columns-repeated="225"/>
        </table:table-row>
        <table:table-row table:style-name="ro8">
          <table:table-cell office:value-type="string">
            <text:p>Odin</text:p>
          </table:table-cell>
          <table:table-cell office:value-type="string">
            <text:p>Sequential Linear Programming (G)</text:p>
          </table:table-cell>
          <table:table-cell/>
          <table:table-cell office:value-type="float" office:value="606777">
            <text:p>606777</text:p>
          </table:table-cell>
          <table:table-cell/>
          <table:table-cell table:number-columns-repeated="3" office:value-type="float" office:value="0">
            <text:p>0</text:p>
          </table:table-cell>
          <table:table-cell table:number-columns-repeated="2"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9" office:value-type="float" office:value="1">
            <text:p>1</text:p>
          </table:table-cell>
          <table:table-cell table:style-name="ce6" office:value-type="string">
            <text:p>Constrained Optimizer</text:p>
          </table:table-cell>
          <table:table-cell table:style-name="ce12" office:value-type="string">
            <text:p>ODIN applies the sequential Linear Programming (SLP) strategy: Kelley, J. E.: "The Cutting Plane Method for Solving Convex Programs." J. SIAM, 1960, pp. 703-712; It provides optional selection of two optimizers and four vector search algorithm.</text:p>
          </table:table-cell>
          <table:table-cell/>
          <table:table-cell table:style-name="ce19" office:value-type="string">
            <text:p>FIND unknowns IN model BY ODIN {(controller)} {{WITH|AND} LOWER floor} {{WITH|AND} UPPER ceiling} {REPORTING auxiliaries}{{WITH} FLAG signal} {HOLDING inequalities} {MATCHING equalities} TO MINIMIZE|MAXIMIZE objective</text:p>
          </table:table-cell>
          <table:table-cell office:value-type="string">
            <text:p><text:a xlink:href="http://www.metacalculus.net/man/FCMANC7.html#ODIN_CTL">http://www.metacalculus.net/man/FCMANC7.html#ODIN_CTL</text:a></text:p>
          </table:table-cell>
          <table:table-cell table:number-columns-repeated="225"/>
        </table:table-row>
        <table:table-row table:style-name="ro8">
          <table:table-cell office:value-type="string">
            <text:p>Saturn</text:p>
          </table:table-cell>
          <table:table-cell table:number-columns-repeated="25"/>
          <table:table-cell table:style-name="ce6" office:value-type="string">
            <text:p>Constrained Optimizer</text:p>
          </table:table-cell>
          <table:table-cell table:style-name="ce10"/>
          <table:table-cell table:number-columns-repeated="228"/>
        </table:table-row>
        <table:table-row table:style-name="ro6">
          <table:table-cell office:value-type="string">
            <text:p>Selene</text:p>
          </table:table-cell>
          <table:table-cell table:style-name="ce1" office:value-type="string">
            <text:p>BFGS – Broyden-Fletcher-Goldfarb-Shanno Method</text:p>
          </table:table-cell>
          <table:table-cell/>
          <table:table-cell office:value-type="float" office:value="606417">
            <text:p>606417</text:p>
          </table:table-cell>
          <table:table-cell/>
          <table:table-cell table:number-columns-repeated="3" office:value-type="float" office:value="0">
            <text:p>0</text:p>
          </table:table-cell>
          <table:table-cell table:number-columns-repeated="2"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4" office:value-type="float" office:value="1">
            <text:p>1</text:p>
          </table:table-cell>
          <table:table-cell table:style-name="ce8" office:value-type="string">
            <text:p>Unconstrainted Optimizer</text:p>
          </table:table-cell>
          <table:table-cell table:style-name="ce14" office:value-type="string">
            <text:p>SELENE applies the Broyden-Fletcher-Goldfarb-Shanno (BFGS) variable-metric method for unconstrained minimization: <text:s/>Broydon, C. G., "The Convergence of a Class of Double Rank Minimization Algorithms," Parts I and II, J. Inst. Maths. Applns., Vol. 6, 1970, pp. 76-90 and 222-231; <text:s/>Fletcher, R., "A New Approach to Variable Metric Algorithms," Computer Journal, Vol. 13, 1970, pp. 317-322; <text:s/>Goldfarb, D., "A Family of Variable Metric Methods Derived by Variational Means," Maths. Comput., Vol. 24, 1970, pp. 23-36; <text:s/>Shanno, D. F., "Conditional of Quasi-Newton Methods for Function Minimization,</text:p>
          </table:table-cell>
          <table:table-cell/>
          <table:table-cell table:style-name="ce19" office:value-type="string">
            <text:p>FIND unknowns IN model BY SELENE {( controller)} {WITH|AND} LOWER floor} {WITH|AND} UPPER ceiling} {REPORTING auxiliaries} {WITH FLAG signal} TO MINIMIZE|MAXIMIZE objective</text:p>
          </table:table-cell>
          <table:table-cell office:value-type="string">
            <text:p><text:a xlink:href="http://metacalculus.net/man/UnconstrainedControls#SELENE_CTL">http://metacalculus.net/man/UnconstrainedControls#SELENE_CTL</text:a></text:p>
          </table:table-cell>
          <table:table-cell table:number-columns-repeated="225"/>
        </table:table-row>
        <table:table-row table:style-name="ro12">
          <table:table-cell office:value-type="string">
            <text:p>Thor</text:p>
          </table:table-cell>
          <table:table-cell table:style-name="ce1" office:value-type="string">
            <text:p>SLLP – Sectionally Linearized Linear Programming Method (Gradients)</text:p>
          </table:table-cell>
          <table:table-cell/>
          <table:table-cell office:value-type="float" office:value="606777">
            <text:p>606777</text:p>
          </table:table-cell>
          <table:table-cell/>
          <table:table-cell table:number-columns-repeated="3" office:value-type="float" office:value="0">
            <text:p>0</text:p>
          </table:table-cell>
          <table:table-cell table:number-columns-repeated="2"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9" office:value-type="float" office:value="1">
            <text:p>1</text:p>
          </table:table-cell>
          <table:table-cell table:style-name="ce6" office:value-type="string">
            <text:p>Constrained Optimizer</text:p>
          </table:table-cell>
          <table:table-cell table:style-name="ce13" office:value-type="string">
            <text:p>THOR applies a "sectionally linearized" linear programming technique to the solution of constrained optimization problems. Where the constraints and objective are linear, a modified simplex algorithm is applied. Where they are nonlinear, a sequence of linear programming problems is generated in which the model is locally linearized. This is accomplished in such a way that the solutions of the linearized subprograms converge to the true solution of the nonlinear problem. There is no requirement to identify which circumstance holds, as THOR automatically detects which technique is appropriate. THOR's fundamental optimization technique is the revised simplex method. Constraints are incorporated by means of slack variables and the problem is linearized in the vicinity of the current approximation point. As each subproblem is solved, the problem is re-linearized and the allowable changes in the unknowns are bounded to minimize nonlinearity error. For highly nonlinear problems, this may limit these changes in a way which impedes progress to a solution. Although this may result in many more iterations, the overall efficiency of the technique provides a compensating factor.</text:p>
          </table:table-cell>
          <table:table-cell/>
          <table:table-cell table:style-name="ce19" office:value-type="string">
            <text:p>FIND unknowns IN model{(controller)} BY THOR {WITH|AND} LOWER floor} {WITH|AND} UPPER ceiling} {REPORTING auxiliaries} {WITH FLAG signal} {HOLDING inequalities} {MATCHING equalities} {WITH BOUNDS limits} TO MINIMIZE|MAXIMIZE objective</text:p>
          </table:table-cell>
          <table:table-cell office:value-type="string">
            <text:p><text:a xlink:href="http://www.metacalculus.net/man/FCMANC7.html#THOR_CTL">http://www.metacalculus.net/man/FCMANC7.html#THOR_CTL</text:a></text:p>
          </table:table-cell>
          <table:table-cell table:number-columns-repeated="225"/>
        </table:table-row>
        <table:table-row table:style-name="ro8">
          <table:table-cell office:value-type="string">
            <text:p>Vesta</text:p>
          </table:table-cell>
          <table:table-cell table:style-name="ce1" office:value-type="string">
            <text:p>Fletcher-Reeves Conjugate Gradient Method</text:p>
          </table:table-cell>
          <table:table-cell/>
          <table:table-cell office:value-type="float" office:value="606417">
            <text:p>606417</text:p>
          </table:table-cell>
          <table:table-cell/>
          <table:table-cell table:number-columns-repeated="3" office:value-type="float" office:value="0">
            <text:p>0</text:p>
          </table:table-cell>
          <table:table-cell table:number-columns-repeated="2"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4" office:value-type="float" office:value="1">
            <text:p>1</text:p>
          </table:table-cell>
          <table:table-cell table:style-name="ce8" office:value-type="string">
            <text:p>Unconstrainted Optimizer</text:p>
          </table:table-cell>
          <table:table-cell table:style-name="ce14" office:value-type="string">
            <text:p>VESTA applies the Fletcher-Reeves conjugate gradient method for unconstrained minimization: Fletcher, R., and Reeves, C. M.: "Function Minimization by Conjugate Gradients." Computer J., Vol. 7, No. 2, 1964,</text:p>
          </table:table-cell>
          <table:table-cell/>
          <table:table-cell table:style-name="ce19" office:value-type="string">
            <text:p>FIND unknowns IN model BY VESTA {( controller)} {WITH|AND} LOWER floor} {WITH|AND} UPPER ceiling} {REPORTING auxiliaries} {WITH FLAG signal} TO MINIMIZE|MAXIMIZE objective</text:p>
          </table:table-cell>
          <table:table-cell office:value-type="string">
            <text:p><text:a xlink:href="http://metacalculus.net/man/UnconstrainedControls#VESTA_CTL">http://metacalculus.net/man/UnconstrainedControls#VESTA_CTL</text:a></text:p>
          </table:table-cell>
          <table:table-cell table:number-columns-repeated="225"/>
        </table:table-row>
        <table:table-row table:style-name="ro6">
          <table:table-cell office:value-type="string">
            <text:p>Zeus</text:p>
          </table:table-cell>
          <table:table-cell office:value-type="string">
            <text:p>SUMT-DFP (Gradients)</text:p>
          </table:table-cell>
          <table:table-cell/>
          <table:table-cell office:value-type="float" office:value="606777">
            <text:p>606777</text:p>
          </table:table-cell>
          <table:table-cell/>
          <table:table-cell table:number-columns-repeated="3" office:value-type="float" office:value="0">
            <text:p>0</text:p>
          </table:table-cell>
          <table:table-cell table:number-columns-repeated="2"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office:value-type="float" office:value="0">
            <text:p>0</text:p>
          </table:table-cell>
          <table:table-cell table:number-columns-repeated="9" office:value-type="float" office:value="1">
            <text:p>1</text:p>
          </table:table-cell>
          <table:table-cell table:style-name="ce6" office:value-type="string">
            <text:p>Constrained Optimizer</text:p>
          </table:table-cell>
          <table:table-cell table:style-name="ce12" office:value-type="string">
            <text:p>ZEUS applies the same general approach as JOVE for the solution of constrained optimization problems. However, its method for performing the unconstrained suboptimizations is a variation of the Davidon-Fletcher-Powell (DFP) technique. This is a first-order technique, employing only gradients, in contrast with the second-order technique of JOVE. By way of comparison, ZEUS will often prove more reliable for problems in which the Hessian matrix of the augmented objective is ill-conditioned.</text:p>
          </table:table-cell>
          <table:table-cell/>
          <table:table-cell table:style-name="ce19" office:value-type="string">
            <text:p>FIND unknowns IN model BY ZEUS {( controller)} {WITH|AND} LOWER floor} {WITH|AND} UPPER ceiling} {REPORTING auxiliaries} {WITH FLAG signal} {HOLDING inequalities} {MATCHING equalities} TO MINIMIZE|MAXIMIZE objective</text:p>
          </table:table-cell>
          <table:table-cell office:value-type="string">
            <text:p><text:a xlink:href="http://www.metacalculus.net/man/FCMANC7.html#ZEUS_CTL">http://www.metacalculus.net/man/FCMANC7.html#ZEUS_CTL</text:a></text:p>
          </table:table-cell>
          <table:table-cell table:number-columns-repeated="225"/>
        </table:table-row>
        <table:table-row table:style-name="ro13" table:number-rows-repeated="7">
          <table:table-cell table:number-columns-repeated="256"/>
        </table:table-row>
        <table:table-row table:style-name="ro13">
          <table:table-cell table:number-columns-repeated="29"/>
          <table:table-cell office:value-type="string">
            <text:p>FIND unknowns IN model BY AJAX {(controller)} {{WITH} LOWER{S} floor} {{WITH|AND} UPPER{S} ceiling} {REPORTING auxiliaries}{WITH <text:s/>FLAG signal } TO MATCH constraints</text:p>
          </table:table-cell>
          <table:table-cell table:number-columns-repeated="226"/>
        </table:table-row>
        <table:table-row table:style-name="ro13">
          <table:table-cell table:number-columns-repeated="29"/>
          <table:table-cell office:value-type="string">
            <text:p>&lt;B&gt;BY AJAX&lt;D&gt; {&lt;B&gt;(&lt;MI&gt;controller&lt;B&gt;)&lt;D&gt;}&lt;B&gt;;&lt;D&gt; &lt;R&gt;</text:p>
          </table:table-cell>
          <table:table-cell table:number-columns-repeated="226"/>
        </table:table-row>
        <table:table-row table:style-name="ro13" table:number-rows-repeated="3">
          <table:table-cell table:number-columns-repeated="256"/>
        </table:table-row>
        <table:table-row table:style-name="ro13">
          <table:table-cell table:number-columns-repeated="29"/>
          <table:table-cell office:value-type="string">
            <text:p>&lt;R&gt;</text:p>
          </table:table-cell>
          <table:table-cell table:number-columns-repeated="226"/>
        </table:table-row>
        <table:table-row table:style-name="ro13" table:number-rows-repeated="41">
          <table:table-cell table:number-columns-repeated="256"/>
        </table:table-row>
        <table:table-row table:style-name="ro13" table:number-rows-repeated="25">
          <table:table-cell table:number-columns-repeated="30"/>
          <table:table-cell table:style-name="ce21"/>
          <table:table-cell table:number-columns-repeated="225"/>
        </table:table-row>
        <table:table-row table:style-name="ro13" table:number-rows-repeated="2">
          <table:table-cell table:number-columns-repeated="26"/>
          <table:table-cell table:style-name="Default" table:number-columns-repeated="2"/>
          <table:table-cell table:number-columns-repeated="2"/>
          <table:table-cell table:style-name="ce21"/>
          <table:table-cell table:number-columns-repeated="225"/>
        </table:table-row>
        <table:table-row table:style-name="ro13" table:number-rows-repeated="2">
          <table:table-cell table:number-columns-repeated="26"/>
          <table:table-cell table:style-name="Default" table:number-columns-repeated="2"/>
          <table:table-cell table:number-columns-repeated="228"/>
        </table:table-row>
        <table:table-row table:style-name="ro13">
          <table:table-cell table:number-columns-repeated="26"/>
          <table:table-cell table:style-name="Default" table:number-columns-repeated="2"/>
          <table:table-cell table:number-columns-repeated="228"/>
        </table:table-row>
      </table:table>
      <table:table table:name="Sheet2" table:style-name="ta1" table:print="false">
        <table:table-column table:style-name="co19" table:default-cell-style-name="Default"/>
        <table:table-row table:style-name="ro13">
          <table:table-cell/>
        </table:table-row>
      </table:table>
      <table:table table:name="Sheet3" table:style-name="ta1" table:print="false">
        <table:table-column table:style-name="co19" table:default-cell-style-name="Default"/>
        <table:table-row table:style-name="ro13">
          <table:table-cell/>
        </table:table-row>
      </table:table>
      <table:named-expressions>
        <table:named-range table:name="FIND_HERA" table:base-cell-address="$Sheet1.$AB$31" table:cell-range-address="$Sheet1.$AB$3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LGC Sans" style:language-asian="zxx" style:country-asian="none" style:font-name-complex="DejaVu LGC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2-24">02/24/2008</text:date>, <text:time>15:12:3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MetaCalculus7</meta:initial-creator>
    <meta:creation-date>2008-02-22T11:57:19</meta:creation-date>
    <dc:creator>MetaCalculus7</dc:creator>
    <dc:date>2008-02-24T15:12:31</dc:date>
    <meta:editing-cycles>4</meta:editing-cycles>
    <meta:editing-duration>PT22H32M34S</meta:editing-duration>
    <meta:user-defined meta:name="Info 1"/>
    <meta:user-defined meta:name="Info 2"/>
    <meta:user-defined meta:name="Info 3"/>
    <meta:user-defined meta:name="Info 4"/>
    <meta:document-statistic meta:table-count="3" meta:cell-count="566"/>
  </office:meta>
</office:document-meta>
</file>